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ize="14pt" fo:language="en" fo:country="US" officeooo:rsid="00102a0b" officeooo:paragraph-rsid="00102a0b" style:font-size-asian="12.25pt" style:font-size-complex="14pt"/>
    </style:style>
    <style:style style:name="P2" style:family="paragraph" style:parent-style-name="Text_20_body">
      <style:paragraph-properties fo:text-align="justify" style:justify-single-word="false"/>
      <style:text-properties fo:font-size="14pt" fo:language="pt" fo:country="BR" officeooo:rsid="00102a0b" officeooo:paragraph-rsid="00102a0b" style:font-size-asian="12.25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d2fc"/>
    </style:style>
    <style:style style:name="T3" style:family="text">
      <style:text-properties fo:language="en" fo:country="US" officeooo:rsid="001189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 VERDADEIRA IMPORTÂNCIA DO LATIM</text:p>
      <text:p text:style-name="Text_20_body"/>
      <text:p text:style-name="P1"><text:tab/>1 – É de todo falso pensar que a primeira finalidade do estudo do latim está no benefício que traz ao aprendizado do português. Vejamos, por meio de fatos e de pessoas, onde reside a primeira importância do estudo desse idioma.</text:p>
      <text:p text:style-name="P2"><text:tab/>Chegados ao Brasil, três eminentes matemáticos de renome internacional, Gleb Wataghin, professor de mecânica racional e de mecânica celeste. Giacomo Albanese, professor de geometria, e Luigi Fantapié, professor de análise matemática, que vieram contratados <text:span text:style-name="T1">para lecionar na recém-fundada Faculdade de Filosofia de S. Paulo – o professor Wataghin é considerado, no mundo inteiro, um dos maiores pesquisadores de raios cósmicos – cuidaram, logo após os primeiros meses de aula, de enviar um oficio ao então ministro da educação, que na época cogitava de reformular o ensino secundário. Vejamos o que, </text:span><text:span text:style-name="T2">mais de esperança que de desânimo, continha esse ofício, do qual tive conhecimento antes do seu endereçamento, dada a solicitação dos três grandes professores de uma revisão minha do seu português:</text:span></text:p>
      <text:p text:style-name="P2"><text:span text:style-name="T2"><text:tab/>“Chegados ao Brasil, ficamos admirados com o cabedal de fórmulas decoradas de matemática com que os estudantes brasileiros deixam o curso secundário, fórmulas que na italia – os três professores eram catedráticos de diferentes faculdades italianas – são ensinadas só no segundo ano de faculdade; ficamos, porém, chocados com a pobreza de raciocínio, com a falta de ilação dos estudantes brasileiros; <text:s/>pedimos a vossa excelência que na reforma que se projeta se dê menos matemática e MAIS LATIM no curso secundário, para que possamos ensinar matemática no curso superior”.</text:span></text:p>
      <text:p text:style-name="P2"><text:span text:style-name="T2"><text:tab/>2 – O professor Albanese costumava dizer – e muitas pessoas são disto prova – “Dêem-me um bom aluno de latim, que farei dele uma grande matemático”.</text:span></text:p>
      <text:p text:style-name="P2"><text:span text:style-name="T2"><text:tab/>3 – </text:span><text:span text:style-name="T3">Outra prova de que é falso pensar que a primeira finalidade do latim está no proveito que traz ao conhecimento do português posso <text:s/>aduzir com este fato, comigo ocorrido.</text:span></text:p>
      <text:p text:style-name="P2"><text:span text:style-name="T3"><text:tab/>Indo a visitar um amigo, encontrei-o a conversar com um senhor, de forte sotaque estrangeiro, que explicava as razões de certa modificação na planta de um prédio por construir; como, no decorrer da troca de idéias, tivesse por duas vezes proferido sentenças latinas, perguntei-lhe se havia feito algum curso especial de latim.</text:span></text:p>
      <text:p text:style-name="P2"><text:soft-page-break/><text:span text:style-name="T3">- Curso especial de latim? Não fiz, senhor.</text:span></text:p>
      <text:p text:style-name="P2"><text:span text:style-name="T3">- Mas o senhor esteve em algum seminário?</text:span></text:p>
      <text:p text:style-name="P2"><text:span text:style-name="T3">- Não, senhor; sou engenheiro.</text:span></text:p>
      <text:p text:style-name="P2"><text:span text:style-name="T3">- Percebo que o senhor é engenheiro; mas onde estudou latim?</text:span></text:p>
      <text:p text:style-name="P2"><text:span text:style-name="T3">- Na Áustria.</text:span></text:p>
      <text:p text:style-name="P2"><text:span text:style-name="T3">- Quantos anos?</text:span></text:p>
      <text:p text:style-name="P2"><text:span text:style-name="T3">- Sete an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6T21:00:22.668417473</meta:creation-date>
    <dc:date>2023-08-26T21:42:53.613849558</dc:date>
    <meta:editing-duration>PT58S</meta:editing-duration>
    <meta:editing-cycles>1</meta:editing-cycles>
    <meta:document-statistic meta:table-count="0" meta:image-count="0" meta:object-count="0" meta:page-count="2" meta:paragraph-count="14" meta:word-count="398" meta:character-count="2494" meta:non-whitespace-character-count="2093"/>
    <meta:generator>LibreOffice/7.3.7.2$Linux_X86_64 LibreOffice_project/30$Build-2</meta:generator>
  </office:meta>
</office:document-meta>
</file>